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640000004B063C532ACF1A6F2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other-poppy-subtitle">
      <style:graphic-properties draw:fill-color="#ffffff" fo:min-height="16.255cm"/>
      <style:paragraph-properties style:writing-mode="lr-tb"/>
    </style:style>
    <style:style style:name="pr2" style:family="presentation" style:parent-style-name="another-poppy-notes">
      <style:graphic-properties draw:fill-color="#ffffff" fo:min-height="13.364cm"/>
      <style:paragraph-properties style:writing-mode="lr-tb"/>
    </style:style>
    <style:style style:name="pr3" style:family="presentation" style:parent-style-name="another-poppy-title">
      <style:graphic-properties fo:min-height="3.506cm"/>
      <style:paragraph-properties style:writing-mode="lr-tb"/>
    </style:style>
    <style:style style:name="pr4" style:family="presentation" style:parent-style-name="another-poppy-subtitle">
      <style:graphic-properties draw:fill-color="#ffffff" draw:textarea-vertical-align="top" fo:min-height="13.927cm"/>
      <style:paragraph-properties style:writing-mode="lr-tb"/>
    </style:style>
    <style:style style:name="pr5" style:family="presentation" style:parent-style-name="another-poppy-subtitle">
      <style:graphic-properties draw:fill-color="#ffffff" draw:textarea-vertical-align="top" fo:min-height="12.1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paragraph-properties fo:text-align="end"/>
    </style:style>
    <style:style style:name="P8" style:family="paragraph">
      <loext:graphic-properties draw:fill-color="#ffffff"/>
      <style:paragraph-properties fo:text-align="end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Andale Sans UI" style:font-size-asian="32pt" style:font-style-asian="normal" style:font-weight-asian="bold" style:font-name-complex="Tahoma" style:font-size-complex="32pt" style:font-style-complex="normal" style:font-weight-complex="bold" style:text-emphasize="none" style:font-relief="non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/>
            <text:p/>
            <text:p/>
            <text:p/>
            <text:p>Ressource R321</text:p>
            <text:p>Télécommunications spatiales S3</text:p>
            <text:p/>
            <text:p/>
            <text:p/>
            <text:p text:style-name="P1">Yassine HADDAB</text:p>
            <text:p text:style-name="P1">Philippe PUJ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other-poppy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Organisation du cours</text:p>
          </draw:text-box>
        </draw:frame>
        <draw:frame presentation:style-name="pr4" draw:text-style-name="P6" draw:layer="layout" svg:width="13.3cm" svg:height="13.927cm" svg:x="13.2cm" svg:y="5cm" presentation:class="subtitle" presentation:user-transformed="true">
          <draw:text-box>
            <text:p text:style-name="P5"><text:span text:style-name="T1"/></text:p>
            <text:p text:style-name="P5"><text:span text:style-name="T1"/></text:p>
            <text:p text:style-name="P1"><text:span text:style-name="T2">TP :</text:span></text:p>
            <text:list text:style-name="L1">
              <text:list-item>
                <text:list>
                  <text:list-item>
                    <text:p text:style-name="P1">18/9-26/9 PP</text:p>
                  </text:list-item>
                  <text:list-item>
                    <text:p text:style-name="P1">2/10-9/10 YH</text:p>
                  </text:list-item>
                  <text:list-item>
                    <text:p text:style-name="P1">16/10 : PP</text:p>
                  </text:list-item>
                  <text:list-item>
                    <text:p text:style-name="P1">24/11 : YH</text:p>
                  </text:list-item>
                  <text:list-item>
                    <text:p text:style-name="P1">1/12 : YH</text:p>
                  </text:list-item>
                </text:list>
              </text:list-item>
            </text:list>
            <text:p text:style-name="P1"/>
            <text:p text:style-name="P1"><text:span text:style-name="T2">DS :</text:span> 1/12 : surveillant YH</text:p>
            <text:p text:style-name="P1"/>
          </draw:text-box>
        </draw:frame>
        <draw:frame presentation:style-name="pr5" draw:text-style-name="P8" draw:layer="layout" svg:width="11.099cm" svg:height="12.18cm" svg:x="1.401cm" svg:y="4.915cm">
          <draw:text-box>
            <text:p text:style-name="P7"><text:span text:style-name="T1">FISE</text:span></text:p>
            <text:p text:style-name="P7"><text:span text:style-name="T1"/></text:p>
            <text:p text:style-name="P1"><text:span text:style-name="T1">CMTD : </text:span></text:p>
            <text:list text:style-name="L1">
              <text:list-item>
                <text:list>
                  <text:list-item>
                    <text:p text:style-name="P1">12/9 : PP x 2</text:p>
                  </text:list-item>
                  <text:list-item>
                    <text:p text:style-name="P1">18/9 : PP</text:p>
                  </text:list-item>
                  <text:list-item>
                    <text:p text:style-name="P1">25/9 : PP</text:p>
                  </text:list-item>
                  <text:list-item>
                    <text:p text:style-name="P1">2/10 : YH</text:p>
                  </text:list-item>
                  <text:list-item>
                    <text:p text:style-name="P1">9/10 : YH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other-poppy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Organisation du cours</text:p>
          </draw:text-box>
        </draw:frame>
        <draw:frame presentation:style-name="pr4" draw:text-style-name="P6" draw:layer="layout" svg:width="13.3cm" svg:height="13.927cm" svg:x="13.2cm" svg:y="5cm" presentation:class="subtitle" presentation:user-transformed="true">
          <draw:text-box>
            <text:p text:style-name="P5"><text:span text:style-name="T1"/></text:p>
            <text:p text:style-name="P5"><text:span text:style-name="T1"/></text:p>
            <text:p text:style-name="P1"><text:span text:style-name="T2">TP :</text:span></text:p>
            <text:list text:style-name="L1">
              <text:list-item>
                <text:list>
                  <text:list-item>
                    <text:p text:style-name="P1">18/10 : PP</text:p>
                  </text:list-item>
                  <text:list-item>
                    <text:p text:style-name="P1">16/11 : YH</text:p>
                  </text:list-item>
                  <text:list-item>
                    <text:p text:style-name="P1">24/11 : YH</text:p>
                  </text:list-item>
                  <text:list-item>
                    <text:p text:style-name="P1">21/12 : YH</text:p>
                  </text:list-item>
                  <text:list-item>
                    <text:p text:style-name="P1">11/1 : PP</text:p>
                  </text:list-item>
                </text:list>
              </text:list-item>
            </text:list>
            <text:p text:style-name="P1"/>
            <text:p text:style-name="P1"><text:span text:style-name="T2">DS :</text:span> 18/1 : surveillant YH</text:p>
            <text:p text:style-name="P1"/>
          </draw:text-box>
        </draw:frame>
        <draw:frame presentation:style-name="pr5" draw:text-style-name="P8" draw:layer="layout" svg:width="11.099cm" svg:height="12.18cm" svg:x="1.401cm" svg:y="4.915cm">
          <draw:text-box>
            <text:p text:style-name="P7"><text:span text:style-name="T1">FISA</text:span></text:p>
            <text:p text:style-name="P7"><text:span text:style-name="T1"/></text:p>
            <text:p text:style-name="P1"><text:span text:style-name="T1">CMTD : </text:span></text:p>
            <text:list text:style-name="L1">
              <text:list-item>
                <text:list>
                  <text:list-item>
                    <text:p text:style-name="P1">6/10 : YH x 2</text:p>
                  </text:list-item>
                  <text:list-item>
                    <text:p text:style-name="P1">10/10 : PP</text:p>
                  </text:list-item>
                  <text:list-item>
                    <text:p text:style-name="P1">17/10 : PP</text:p>
                  </text:list-item>
                  <text:list-item>
                    <text:p text:style-name="P1">18/10 : PP</text:p>
                  </text:list-item>
                </text:list>
              </text:list-item>
            </text:list>
            <text:p text:style-name="P1"/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_20_1" draw:display-name="Hatch 1" draw:style="single" draw:color="#000000" draw:distance="0.02cm" draw:rotation="0"/>
    <draw:fill-image draw:name="ABSTRACT-AnotherPoppy_5f_1600x1200" draw:display-name="ABSTRACT-AnotherPoppy_1600x1200" xlink:href="Pictures/1000000000000640000004B063C532ACF1A6F203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style:font-name="Liberation Serif1" fo:font-family="'Liberation Serif'" style:font-style-name="Normal" style:font-family-generic="roman" style:font-pitch="variable" fo:language="fr" fo:country="FR"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left="0cm" fo:margin-right="0cm" fo:margin-top="0cm" fo:margin-bottom="0.4cm" fo:text-indent="0cm"/>
      <style:text-properties style:font-name="Liberation Sans" fo:font-family="'Liberation Sans'" style:font-style-name="Normal" style:font-family-generic="swiss" style:font-pitch="variable" fo:font-size="28pt" style:font-size-asian="28pt" style:font-size-complex="28pt"/>
    </style:style>
    <style:style style:name="another-poppy-outline3" style:family="presentation" style:parent-style-name="another-poppy-outline2">
      <style:paragraph-properties fo:margin-top="0cm" fo:margin-bottom="0.3cm"/>
      <style:text-properties fo:font-size="24pt" style:font-size-asian="24pt" style:font-size-complex="24pt"/>
    </style:style>
    <style:style style:name="another-poppy-outline4" style:family="presentation" style:parent-style-name="another-poppy-outline3">
      <style:paragraph-properties fo:margin-top="0cm" fo:margin-bottom="0.2cm"/>
      <style:text-properties fo:font-size="20pt" style:font-size-asian="20pt" style:font-size-complex="20pt"/>
    </style:style>
    <style:style style:name="another-poppy-outline5" style:family="presentation" style:parent-style-name="another-poppy-outline4">
      <style:paragraph-properties fo:margin-top="0cm" fo:margin-bottom="0.1cm"/>
      <style:text-properties fo:font-size="20pt" style:font-size-asian="20pt" style:font-size-complex="20pt"/>
    </style:style>
    <style:style style:name="another-poppy-outline6" style:family="presentation" style:parent-style-name="another-poppy-outline5">
      <style:paragraph-properties fo:margin-top="0cm" fo:margin-bottom="0.1cm"/>
      <style:text-properties fo:font-size="20pt" style:font-size-asian="20pt" style:font-size-complex="20pt"/>
    </style:style>
    <style:style style:name="another-poppy-outline7" style:family="presentation" style:parent-style-name="another-poppy-outline6">
      <style:paragraph-properties fo:margin-top="0cm" fo:margin-bottom="0.1cm"/>
      <style:text-properties fo:font-size="20pt" style:font-size-asian="20pt" style:font-size-complex="20pt"/>
    </style:style>
    <style:style style:name="another-poppy-outline8" style:family="presentation" style:parent-style-name="another-poppy-outline7">
      <style:paragraph-properties fo:margin-top="0cm" fo:margin-bottom="0.1cm"/>
      <style:text-properties fo:font-size="20pt" style:font-size-asian="20pt" style:font-size-complex="20pt"/>
    </style:style>
    <style:style style:name="another-poppy-outline9" style:family="presentation" style:parent-style-name="another-poppy-outline8">
      <style:paragraph-properties fo:margin-top="0cm" fo:margin-bottom="0.1cm"/>
      <style:text-properties fo:font-size="20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99ccff" draw:secondary-fill-color="#729fc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style-name="Normal" style:font-family-generic="swiss" style:font-pitch="variable" fo:font-size="4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nother-popp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nother-popp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nother-poppy" style:page-layout-name="PM1" draw:style-name="Mdp1">
      <office:forms form:automatic-focus="false" form:apply-design-mode="false"/>
      <draw:frame presentation:style-name="another-poppy-title" draw:layer="backgroundobjects" svg:width="25.199cm" svg:height="3.506cm" svg:x="1.4cm" svg:y="0.837cm" presentation:class="title" presentation:placeholder="true">
        <draw:text-box/>
      </draw:frame>
      <draw:frame presentation:style-name="another-poppy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4-12T23:55:47</meta:creation-date>
    <meta:editing-duration>P23DT22H57M53S</meta:editing-duration>
    <meta:editing-cycles>177</meta:editing-cycles>
    <meta:generator>LibreOffice/7.0.4.2$Linux_X86_64 LibreOffice_project/00$Build-2</meta:generator>
    <dc:description>Creative Commons License
Some rights reserved. This work is licensed under a
Attribution-Noncommercial-Share Alike 2.0 Generic.

http://art.gnome.org/backgrounds/abstract/2609</dc:description>
    <dc:title>APC et Bachelor R&amp;T</dc:title>
    <meta:initial-creator>Philippe Pujas</meta:initial-creator>
    <dc:date>2023-09-12T09:08:30.684559932</dc:date>
    <meta:document-statistic meta:object-count="34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.ooo3/user/uno_packages/cache/uno_packages/JCjgJf_/modern-templates.oxt/template/presnt/another-poppy.otp"/>
  </office:meta>
</office:document-meta>
</file>